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1610d0" officeooo:paragraph-rsid="001610d0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610d0" officeooo:paragraph-rsid="001610d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normal" officeooo:rsid="001610d0" officeooo:paragraph-rsid="001610d0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1610d0" officeooo:paragraph-rsid="001610d0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18389f" officeooo:paragraph-rsid="0018389f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1913e3" officeooo:paragraph-rsid="001913e3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1ba53c" officeooo:paragraph-rsid="001ba53c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1bfb15" officeooo:paragraph-rsid="001bfb15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1d0e08" officeooo:paragraph-rsid="001d0e08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1d3308" officeooo:paragraph-rsid="001d3308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Times New Roman" fo:font-weight="normal" officeooo:rsid="001e8133" officeooo:paragraph-rsid="001e813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1e8133" officeooo:paragraph-rsid="001e8133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size="14pt" fo:font-weight="normal" officeooo:rsid="001e8133" officeooo:paragraph-rsid="001e8133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e8133" officeooo:paragraph-rsid="001e8133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e8133" officeooo:paragraph-rsid="001e8133" style:font-weight-asian="bold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ea1dd" officeooo:paragraph-rsid="001ea1d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1e8133" officeooo:paragraph-rsid="001e8133" style:font-weight-asian="bold" style:font-weight-complex="bold"/>
    </style:style>
    <style:style style:name="T1" style:family="text">
      <style:text-properties officeooo:rsid="00171b5d"/>
    </style:style>
    <style:style style:name="T2" style:family="text">
      <style:text-properties officeooo:rsid="0018389f"/>
    </style:style>
    <style:style style:name="T3" style:family="text">
      <style:text-properties officeooo:rsid="001acc08"/>
    </style:style>
    <style:style style:name="T4" style:family="text">
      <style:text-properties officeooo:rsid="001b0372"/>
    </style:style>
    <style:style style:name="T5" style:family="text">
      <style:text-properties officeooo:rsid="001bfb15"/>
    </style:style>
    <style:style style:name="T6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 – Lezione 12 – 24/05/2015</text:p>
      <text:p text:style-name="P1"/>
      <text:list xml:id="list3338039757024343137" text:style-name="L1">
        <text:list-item>
          <text:p text:style-name="P2">Bl. sl.:<text:tab/><text:tab/>08 – Problem solving/ProblemSolving_Search.<text:span text:style-name="T1">pdf</text:span></text:p>
        </text:list-item>
      </text:list>
      <text:p text:style-name="P3"/>
      <text:p text:style-name="P1">HAI SALTATO LA PRIMA ORA, HA SPIEGATO DALLA FINE DELL'ULTIMA LEZIONE</text:p>
      <text:p text:style-name="P1">ALLA PRIMA SLIDE DI QUESTI APPUNTI</text:p>
      <text:p text:style-name="P1"/>
      <text:list xml:id="list7717161914440647944" text:style-name="L2">
        <text:list-item>
          <text:p text:style-name="P14">DALLA SL. 68 A 75 SONO COSE CHE HA FATTO NELLA PRIMA ORA!!!</text:p>
        </text:list-item>
        <text:list-item>
          <text:p text:style-name="P16">LA LEZIONE COMINCIA DALLA SL. 27!</text:p>
        </text:list-item>
      </text:list>
      <text:p text:style-name="P1"/>
      <text:list xml:id="list122308660318827" text:continue-numbering="true" text:style-name="L2">
        <text:list-item>
          <text:p text:style-name="P4">Sl. <text:span text:style-name="T2">39 a 50:</text:span></text:p>
          <text:list>
            <text:list-item>
              <text:p text:style-name="P5">Da un punto di vista della stru. dati, la ricerca uniforme potrebbe essere implementata come una coda a “min priorità”, implementando una frontiera “a costo minimo”. In questo caso, il 1° nodo della coda è quello che ha il minimo costo ed è quello che vado inizialmente ad espandere</text:p>
            </text:list-item>
            <text:list-item>
              <text:p text:style-name="P5">Con la Depth-first, ho come struttura dati uno STACK che può essere implicito, creato RICORSIVAMENTE, o esplicito, con una coda implementata normalmente</text:p>
            </text:list-item>
            <text:list-item>
              <text:p text:style-name="P5">Se faccio l'ipotesi che la profondità dell'albero sia pari a 3, una volta che arrivo al nodo H, questo non ha più successori da considerare, e “torno indietro” al nodo inserito subito prima di H, quindi I. Se neanche I può essere espanso, vado indietro cercando di espandere gli altri nodi in questo modo, iterando il processo</text:p>
            </text:list-item>
            <text:list-item>
              <text:p text:style-name="P5">I nodi neri sono quelli che non possono essere espansi e dato che non mi servono più, li posso ELIMINARE DALLA MEMORIA. Questo rende l'algoritmo buono dal punto di vista dell'utilizzo di memoria, che è lineare, in questo caso, e non esponenziale</text:p>
            </text:list-item>
            <text:list-item>
              <text:p text:style-name="P6">Ad ogni iterazione, eliminando i nodi, ho che il massimo numero di nodi che posso avere sono b x m, dove b è il numero di nodi ed m è la <text:span text:style-name="T4">massima</text:span> profondità <text:span text:style-name="T4">del sotto-albero di ricerca dove mi trovo nel momento del “calcolo”</text:span></text:p>
            </text:list-item>
          </text:list>
        </text:list-item>
        <text:list-item>
          <text:p text:style-name="P6">Sl. 51 a 55</text:p>
          <text:list>
            <text:list-item>
              <text:p text:style-name="P6">L'algoritmo però non è ottimo sotto tutti i punti di vista, <text:span text:style-name="T3">vedi sulle slide il motivo</text:span></text:p>
            </text:list-item>
            <text:list-item>
              <text:p text:style-name="P7">In sostanza, la nota positiva dell'allgoritmo di profondità è la dimensione spaziale</text:p>
            </text:list-item>
          </text:list>
        </text:list-item>
        <text:list-item>
          <text:p text:style-name="P7">Sl. 56:</text:p>
          <text:list>
            <text:list-item>
              <text:p text:style-name="P7">Con questo algoritmo, fissando una profondità limitata, con un limite l, vado a vedere cosa posso espandere fino a quando non supero il limite l, e quindi taglio l'albero per i sotto-alberi con profondità maggiore del limite l, perché è come se mi allontanassi troppo dalla radice dell'albero. <text:span text:style-name="T5">Questo anche se eventualmente nel sotto-albero tagliato c'è una soluzione, che quindi non troverò mai</text:span></text:p>
            </text:list-item>
            <text:list-item>
              <text:p text:style-name="P7">Il funzionamento è identico all'algoritmo di profondità, semplicemente ad un certo punto mi fermo</text:p>
            </text:list-item>
            <text:list-item>
              <text:p text:style-name="P8">Cut-off mi indica se c'è stato un taglio dell'albero sul limite di profondità</text:p>
            </text:list-item>
          </text:list>
        </text:list-item>
        <text:list-item>
          <text:p text:style-name="P9">Sl. 57:</text:p>
          <text:list>
            <text:list-item>
              <text:p text:style-name="P9">L'algoritmo iterativo usa l'algoritmo limitato ANDANDO AD INCREMENTARE d (LA PROFONDITÀ DELL'ALBERO) ogni qual volta che finisco l'espansione per un certo valore di profondità e non trovo nodi da espandere PER QUEL VALORE DI D</text:p>
            </text:list-item>
            <text:list-item>
              <text:p text:style-name="P9">Il vantaggio di questa implementazione sta nel fatto che è come se mettessi assieme i vantaggi della ricerca in ampiezza con la ricerca in profondità</text:p>
            </text:list-item>
          </text:list>
        </text:list-item>
        <text:list-item>
          <text:p text:style-name="P9">Sl. 58 a 66:</text:p>
          <text:list>
            <text:list-item>
              <text:p text:style-name="P10">Ad ogni iterazione posso sfruttare il vantaggio della ricerca in profondità, eliminando i nodi che non mi servono</text:p>
            </text:list-item>
            <text:list-item>
              <text:p text:style-name="P13">A differenza dell'algoritmo di ricerca in ampiezza, dal punto di vista temporale, qui mi fermo un livello prima, poiché con la ric. in ampiezza, il <text:soft-page-break/>tempo era (b<text:span text:style-name="T6">d</text:span>+1), mentre qui è solo b<text:span text:style-name="T6">d</text:span></text:p>
            </text:list-item>
          </text:list>
        </text:list-item>
      </text:list>
      <text:p text:style-name="P12"/>
      <text:p text:style-name="P12"/>
      <text:list xml:id="list122309311354190" text:continue-numbering="true" text:style-name="L2">
        <text:list-item>
          <text:p text:style-name="P11">Sl. 67 ok</text:p>
        </text:list-item>
      </text:list>
      <text:p text:style-name="P15"/>
      <text:p text:style-name="P15"/>
      <text:p text:style-name="P17">FINE LE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lo </meta:initial-creator>
    <meta:creation-date>2015-04-24T11:34:21.479012280</meta:creation-date>
    <dc:date>2015-04-24T12:23:08.149701554</dc:date>
    <dc:creator>Cralo </dc:creator>
    <meta:editing-duration>PT46M24S</meta:editing-duration>
    <meta:editing-cycles>12</meta:editing-cycles>
    <meta:generator>LibreOffice/4.2.7.2$Linux_x86 LibreOffice_project/420m0$Build-2</meta:generator>
    <meta:document-statistic meta:table-count="0" meta:image-count="0" meta:object-count="0" meta:page-count="2" meta:paragraph-count="27" meta:word-count="532" meta:character-count="3012" meta:non-whitespace-character-count="2526"/>
  </office:meta>
</office:document-meta>
</file>